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paragraph-rsid="004ce981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rsid="0035db3e" officeooo:paragraph-rsid="004ce98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paragraph-rsid="004ce981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f89bf" officeooo:paragraph-rsid="004f89bf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26edbf" officeooo:paragraph-rsid="005dbaa1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1fc58" officeooo:paragraph-rsid="0061fc58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9eb27" officeooo:paragraph-rsid="0043aad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c0f47" officeooo:paragraph-rsid="0029ced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ca5bf" officeooo:paragraph-rsid="005ca5bf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5ca5bf" officeooo:paragraph-rsid="005ca5bf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paragraph-rsid="001bf317"/>
    </style:style>
    <style:style style:name="P1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dc985" officeooo:paragraph-rsid="004dc985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1fc58" officeooo:paragraph-rsid="0061fc58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06e1f" officeooo:paragraph-rsid="00606e1f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06e1f" officeooo:paragraph-rsid="00606e1f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0c091" officeooo:paragraph-rsid="0060c091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ca5bf" officeooo:paragraph-rsid="005ca5bf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ff53d" officeooo:paragraph-rsid="005dbaa1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5" style:master-page-name="">
      <style:paragraph-properties fo:text-align="start" style:justify-single-word="false" style:page-number="auto"/>
      <style:text-properties style:text-line-through-style="none" style:text-line-through-type="none" style:font-name="DejaVu Sans Condensed" fo:font-size="12pt" fo:font-style="normal" fo:font-weight="bold" officeooo:rsid="003ff53d" officeooo:paragraph-rsid="005dbaa1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officeooo:rsid="00463da4" officeooo:paragraph-rsid="005dbaa1" style:font-size-asian="12pt" style:font-size-complex="12pt"/>
    </style:style>
    <style:style style:name="P22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officeooo:paragraph-rsid="005dbaa1" style:font-size-asian="12pt" style:font-size-complex="12pt"/>
    </style:style>
    <style:style style:name="P2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weight="normal" officeooo:rsid="0061fc58" officeooo:paragraph-rsid="0061fc58" style:font-weight-asian="normal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weight="normal" officeooo:rsid="005c1c8e" officeooo:paragraph-rsid="0061fc58" style:font-weight-asian="normal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weight="normal" officeooo:rsid="004dc985" officeooo:paragraph-rsid="004dc985" style:font-weight-asian="normal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style:use-window-font-color="true" loext:opacity="0%" style:text-line-through-style="none" style:text-line-through-type="none" style:font-name="DejaVu Sans Condensed" fo:font-size="12pt" fo:font-style="normal" fo:font-weight="normal" officeooo:rsid="0061fc58" officeooo:paragraph-rsid="0061fc58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officeooo:rsid="005ca5bf" officeooo:paragraph-rsid="005ca5bf"/>
    </style:style>
    <style:style style:name="P28" style:family="paragraph" style:parent-style-name="Standard" style:list-style-name="L5">
      <style:paragraph-properties fo:text-align="start" style:justify-single-word="false"/>
      <style:text-properties style:font-name="DejaVu Sans Condensed" officeooo:paragraph-rsid="005dbaa1"/>
    </style:style>
    <style:style style:name="T1" style:family="text">
      <style:text-properties style:font-name="DejaVu Sans Condensed" fo:font-size="12pt" fo:font-weight="normal" officeooo:rsid="001bf317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522519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22519" style:font-weight-asian="bold" style:font-weight-complex="bold"/>
    </style:style>
    <style:style style:name="T6" style:family="text">
      <style:text-properties fo:font-weight="bold" officeooo:rsid="0050b482" style:font-weight-asian="bold" style:font-weight-complex="bold"/>
    </style:style>
    <style:style style:name="T7" style:family="text">
      <style:text-properties fo:font-weight="bold" officeooo:rsid="00606e1f" style:font-weight-asian="bold" style:font-weight-complex="bold"/>
    </style:style>
    <style:style style:name="T8" style:family="text">
      <style:text-properties fo:font-weight="bold" officeooo:rsid="0061fc58" style:font-weight-asian="bold" style:font-weight-complex="bold"/>
    </style:style>
    <style:style style:name="T9" style:family="text">
      <style:text-properties officeooo:rsid="0035db3e"/>
    </style:style>
    <style:style style:name="T10" style:family="text">
      <style:text-properties fo:font-size="12pt" fo:font-weight="bold" officeooo:rsid="00411013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431195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264d9d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1bf317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19eb27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43aadc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3395b7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5ca5bf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635a3b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65383b" style:font-size-asian="12pt" style:font-weight-asian="bold" style:font-size-complex="12pt" style:font-weight-complex="bold"/>
    </style:style>
    <style:style style:name="T20" style:family="text">
      <style:text-properties fo:font-size="12pt" fo:font-style="normal" style:font-size-asian="12pt" style:font-style-asian="normal" style:font-size-complex="12pt" style:font-style-complex="normal"/>
    </style:style>
    <style:style style:name="T21" style:family="text">
      <style:text-properties fo:font-size="12pt" fo:font-style="normal" officeooo:rsid="0061fc58" style:font-size-asian="12pt" style:font-style-asian="normal" style:font-size-complex="12pt" style:font-style-complex="normal"/>
    </style:style>
    <style:style style:name="T22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fo:font-size="12pt" fo:font-style="normal" fo:font-weight="bold" officeooo:rsid="0061fc58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officeooo:rsid="00522519"/>
    </style:style>
    <style:style style:name="T25" style:family="text">
      <style:text-properties style:text-line-through-style="none" style:text-line-through-type="none"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text-line-through-style="none" style:text-line-through-type="none" style:font-name="DejaVu Sans Condensed" fo:font-size="12pt" fo:font-style="normal" fo:font-weight="normal" officeooo:rsid="005d037c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officeooo:rsid="005355f4"/>
    </style:style>
    <style:style style:name="T28" style:family="text">
      <style:text-properties style:text-outline="false" fo:text-shadow="none" style:text-underline-style="none" style:text-emphasize="none"/>
    </style:style>
    <style:style style:name="T29" style:family="text">
      <style:text-properties style:text-outline="false" fo:text-shadow="none" style:text-underline-style="none" officeooo:rsid="005723e2" style:text-emphasize="none"/>
    </style:style>
    <style:style style:name="T30" style:family="text">
      <style:text-properties style:text-outline="false" fo:text-shadow="none" style:text-underline-style="none" officeooo:rsid="006e1af8" style:text-emphasize="none"/>
    </style:style>
    <style:style style:name="T31" style:family="text">
      <style:text-properties officeooo:rsid="0039da8b"/>
    </style:style>
    <style:style style:name="T32" style:family="text">
      <style:text-properties officeooo:rsid="00643986"/>
    </style:style>
    <style:style style:name="T33" style:family="text">
      <style:text-properties officeooo:rsid="0066ab54"/>
    </style:style>
    <style:style style:name="T34" style:family="text">
      <style:text-properties officeooo:rsid="00417426"/>
    </style:style>
    <style:style style:name="T35" style:family="text">
      <style:text-properties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3ff53d" style:font-style-asian="normal" style:font-weight-asian="bold" style:font-style-complex="normal" style:font-weight-complex="bold"/>
    </style:style>
    <style:style style:name="T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3ff53d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417426" style:font-style-asian="normal" style:font-weight-asian="normal" style:font-style-complex="normal" style:font-weight-complex="normal"/>
    </style:style>
    <style:style style:name="T40" style:family="text">
      <style:text-properties officeooo:rsid="005dbaa1"/>
    </style:style>
    <style:style style:name="T41" style:family="text">
      <style:text-properties officeooo:rsid="005e13b4"/>
    </style:style>
    <style:style style:name="T42" style:family="text">
      <style:text-properties officeooo:rsid="005f412f"/>
    </style:style>
    <style:style style:name="T43" style:family="text">
      <style:text-properties officeooo:rsid="00606e1f"/>
    </style:style>
    <style:style style:name="T44" style:family="text">
      <style:text-properties officeooo:rsid="0061fc5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9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E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10">5</text:span><text:span text:style-name="T11">0</text:span><text:span text:style-name="T19">3</text:span><text:span text:style-name="T12"> - </text:span><text:span text:style-name="T13">A/G </text:span><text:span text:style-name="T14">- </text:span><text:span text:style-name="T15">Pilot - </text:span><text:span text:style-name="T17">U</text:span><text:span text:style-name="T16">nguided Bombs, </text:span><text:span text:style-name="T18">Manual</text:span></text:p>
      <text:p text:style-name="P4"/>
      <text:p text:style-name="P5">Fence In</text:p>
      <text:list text:style-name="L1">
        <text:list-item>
          <text:p text:style-name="P12"><text:span text:style-name="T3">MASTER ARM</text:span><text:span text:style-name="T1"> ... </text:span><text:span text:style-name="T2">ON</text:span></text:p>
        </text:list-item>
      </text:list>
      <text:p text:style-name="P8"/>
      <text:p text:style-name="P7">Manual bombing</text:p>
      <text:list xml:id="list3606426916" text:style-name="L2">
        <text:list-item>
          <text:p text:style-name="P13">Set up:</text:p>
          <text:list>
            <text:list-item>
              <text:p text:style-name="P13"><text:span text:style-name="T6">Sight</text:span><text:span text:style-name="T4"> </text:span><text:span text:style-name="T6">Mode</text:span><text:span text:style-name="T4"> knob</text:span> ... <text:span text:style-name="T4">A/G</text:span></text:p>
            </text:list-item>
            <text:list-item>
              <text:p text:style-name="P14"><text:span text:style-name="T4">Reticle Depression knob</text:span> ... <text:span text:style-name="T4">As needed</text:span></text:p>
            </text:list-item>
            <text:list-item>
              <text:p text:style-name="P23"><text:span text:style-name="T22">Station Select buttons</text:span><text:span text:style-name="T20"> ... </text:span><text:span text:style-name="T22">As needed for desired bombs</text:span></text:p>
            </text:list-item>
            <text:list-item>
              <text:p text:style-name="P24"><text:span text:style-name="T22">Fuze switch</text:span><text:span text:style-name="T20"> ... </text:span><text:span text:style-name="T22">NOSE &amp; TAIL or as needed</text:span><text:span text:style-name="T21"> (see below for notes)</text:span></text:p>
            </text:list-item>
            <text:list-item>
              <text:p text:style-name="P25"><text:span text:style-name="T22">Delivery Mode knob</text:span><text:span text:style-name="T20"> ... </text:span><text:span text:style-name="T23">DIRECT</text:span></text:p>
            </text:list-item>
            <text:list-item>
              <text:p text:style-name="P13"><text:span text:style-name="T4">Weapon Selector knob</text:span> ... <text:span text:style-name="T4">BOMBS</text:span></text:p>
            </text:list-item>
            <text:list-item>
              <text:p text:style-name="P15"><text:span text:style-name="T4">AWRU INTRVL knob </text:span>and<text:span text:style-name="T4"> switch</text:span> ... <text:span text:style-name="T4">as needed</text:span></text:p>
            </text:list-item>
            <text:list-item>
              <text:p text:style-name="P13"><text:span text:style-name="T4">AWRU </text:span><text:span text:style-name="T7">QTY knob</text:span><text:span text:style-name="T43"> </text:span>... <text:span text:style-name="T4">as needed</text:span><text:span text:style-name="T7">:</text:span></text:p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p text:style-name="P16"><text:span text:style-name="T4">C</text:span> ... (Continuous ripple) While pickle is held, drops one bomb at a time from selected stations, outside in, at selected intervals.</text:p>
                </text:list-item>
                <text:list-item>
                  <text:p text:style-name="P16"><text:span text:style-name="T4">S</text:span> ... (continuous Salvo) While pickle is held, drops one bomb simultaneously from each selected station, at selected intervals.</text:p>
                </text:list-item>
                <text:list-item>
                  <text:p text:style-name="P16"><text:span text:style-name="T4">P</text:span> ... (Pairs) With each pickle press, drops a pair of bombs from selected symmetrical stations, outside in. <text:s/>Drops singles from centerline station. <text:s/>Ignores interval.</text:p>
                </text:list-item>
                <text:list-item>
                  <text:p text:style-name="P16"><text:span text:style-name="T4">Numbers 1-18</text:span> ... While pickle is held, drops up to N bombs total, one at a time from selected stations, outside in, at selected intervals.</text:p>
                </text:list-item>
              </text:list>
            </text:list-item>
          </text:list>
        </text:list-item>
      </text:list>
      <text:list xml:id="list41617390178202" text:continue-list="list3606426916" text:style-name="L2">
        <text:list-item>
          <text:p text:style-name="P26">Manual bombing attacks are left as an exercise to the reader.</text:p>
        </text:list-item>
        <text:list-item>
          <text:p text:style-name="P13"><text:span text:style-name="T8">P</text:span><text:span text:style-name="T4">ress and hold </text:span><text:span text:style-name="T5">Red Button</text:span><text:span text:style-name="T8"> to drop.</text:span></text:p>
        </text:list-item>
        <text:list-item>
          <text:p text:style-name="P13"><text:span text:style-name="T4">Release </text:span><text:span text:style-name="T5">Red Button</text:span><text:span text:style-name="T24"> when bombs are gone.</text:span></text:p>
        </text:list-item>
      </text:list>
      <text:p text:style-name="P9"/>
      <text:p text:style-name="P11">Weapon notes</text:p>
      <text:list text:style-name="L4">
        <text:list-item>
          <text:p text:style-name="P17">Retarded bombs (Mk 82 Snakeye and AIR, Mk 84 AIR):</text:p>
          <text:list>
            <text:list-item>
              <text:p text:style-name="P17"><text:span text:style-name="T4">NOSE</text:span> fuze drops slick (non-retarded), <text:span text:style-name="T4">NOSE &amp; TAIL</text:span> drops retarded.<text:span text:style-name="T44"> <text:s/>TAIL only will result in retarded dud.</text:span></text:p>
            </text:list-item>
          </text:list>
        </text:list-item>
        <text:list-item>
          <text:p text:style-name="P27"><text:span text:style-name="T25">Mk 20 Rockeyes</text:span><text:span text:style-name="T26">:</text:span></text:p>
          <text:list>
            <text:list-item>
              <text:p text:style-name="P18">Use <text:span text:style-name="T4">NOSE</text:span> fuze for <text:span text:style-name="T4">PRI</text:span> timing, <text:span text:style-name="T4">NOSE &amp; TAIL</text:span> for <text:span text:style-name="T4">OPT</text:span> timing. <text:s/>TAIL only will result in dud.</text:p>
            </text:list-item>
          </text:list>
        </text:list-item>
      </text:list>
      <text:p text:style-name="P10"/>
      <text:p text:style-name="P6"><text:span text:style-name="T31">Bomb</text:span><text:span text:style-name="T32"> interval spacing table</text:span><text:span text:style-name="T33"> and notes</text:span><text:span text:style-name="T41"> -- WIP need more data</text:span><text:span text:style-name="T42"> points</text:span></text:p>
      <text:list text:style-name="L5">
        <text:list-item>
          <text:p text:style-name="P20">Intervals<text:tab/><text:span text:style-name="T40"><text:tab/></text:span>0.06 s<text:span text:style-name="T34">ec</text:span><text:tab/>0.10 s<text:span text:style-name="T34">ec</text:span><text:tab/>0.14 s<text:span text:style-name="T34">ec</text:span></text:p>
          <text:p text:style-name="P21"><text:span text:style-name="T36">6</text:span><text:span text:style-name="T35">00 kts<text:tab/></text:span><text:span text:style-name="T37"><text:tab/>60.8 ft<text:tab/><text:tab/>101.3 ft<text:tab/>141.8 ft</text:span></text:p>
          <text:p text:style-name="P21"><text:span text:style-name="T36">5</text:span><text:span text:style-name="T35">50 kts<text:tab/></text:span><text:span text:style-name="T37"><text:tab/>55.7 ft<text:tab/><text:tab/>92.8 ft<text:tab/><text:tab/>130.0 ft</text:span></text:p>
          <text:p text:style-name="P22"><text:span text:style-name="T36">500 kts<text:tab/></text:span><text:span text:style-name="T38"><text:tab/>50.6</text:span><text:span text:style-name="T39"> ft<text:tab/></text:span><text:span text:style-name="T38"><text:tab/>84.4 </text:span><text:span text:style-name="T39">ft</text:span><text:span text:style-name="T38"><text:tab/><text:tab/>118.1 </text:span><text:span text:style-name="T39">ft</text:span></text:p>
          <text:p text:style-name="P19"><text:span text:style-name="T4">450 kts<text:tab/></text:span><text:tab/>45.6 <text:span text:style-name="T34">ft</text:span><text:tab/><text:tab/>76.0 <text:span text:style-name="T34">ft</text:span><text:tab/><text:tab/>106.3 <text:span text:style-name="T34">ft</text:span></text:p>
          <text:p text:style-name="P19"><text:span text:style-name="T4">400 kts<text:tab/></text:span><text:tab/>40.5 <text:span text:style-name="T34">ft</text:span><text:tab/><text:tab/>67.5 <text:span text:style-name="T34">ft</text:span><text:tab/><text:tab/>94.5 <text:span text:style-name="T34">ft</text:span></text:p>
          <text:p text:style-name="P19"><text:span text:style-name="T4">350 kts<text:tab/></text:span><text:tab/>35.4 <text:span text:style-name="T34">ft</text:span><text:tab/><text:tab/>59.0 <text:span text:style-name="T34">ft</text:span><text:tab/><text:tab/>82.7 <text:span text:style-name="T34">ft</text:span></text:p>
        </text:list-item>
        <text:list-item>
          <text:p text:style-name="P28"><text:span text:style-name="T27">Calculation: kts / 60 / 60 * </text:span><text:span text:style-name="T28">6076.115 / </text:span><text:span text:style-name="T29">interval = distance</text:span><text:span text:style-name="T30"> in f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12-30T04:16:15.927000000</dc:date>
    <meta:editing-duration>PT21H29M16S</meta:editing-duration>
    <meta:editing-cycles>83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40" meta:word-count="370" meta:character-count="1842" meta:non-whitespace-character-count="1519"/>
  </office:meta>
</office:document-meta>
</file>